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8fe37" officeooo:paragraph-rsid="0018fe37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fe37" officeooo:paragraph-rsid="0018fe37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1pt" officeooo:rsid="0018fe37" officeooo:paragraph-rsid="0018fe37" style:font-size-asian="18.3500003814697pt" style:font-size-complex="21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8fe37" officeooo:paragraph-rsid="0018fe37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18fe37" officeooo:paragraph-rsid="0018fe37" style:font-size-asian="15.75pt" style:font-size-complex="1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" text:anchor-type="page" text:anchor-page-number="1" svg:x="1.295cm" svg:y="17.96cm" svg:width="7.5cm" draw:z-index="1">
        <draw:text-box fo:min-height="3.5cm">
          <text:p text:style-name="P2"><text:database-display text:table-name="Hoja1" text:table-type="table" text:column-name="Nom" text:database-name="Sin título 1">&lt;Nom&gt;</text:database-display><text:hidden-paragraph text:condition="ooow:![Sin título 1.Hoja1.Nom]"/>Sergi Martin Server</text:p>
        </draw:text-box>
      </draw:frame>
      <draw:frame draw:style-name="fr1" draw:name="Marco1" text:anchor-type="page" text:anchor-page-number="1" svg:x="11.299cm" svg:y="6.645cm" svg:width="7.5cm" draw:z-index="0">
        <draw:text-box fo:min-height="3.5cm">
          <text:p text:style-name="P2"><text:database-display text:table-name="Hoja1" text:table-type="table" text:column-name="Nom" text:database-name="Sin título 1">&lt;Nom&gt;</text:database-display><text:hidden-paragraph text:condition="ooow:![Sin título 1.Hoja1.Nom]"/>Sergi Martin Server</text:p>
        </draw:text-box>
      </draw:frame>
      <text:p text:style-name="P1">DIPLOMA</text:p>
      <text:p text:style-name="P1"/>
      <text:p text:style-name="P2">IES JOAN RAMIS I RAMIS</text:p>
      <text:p text:style-name="P2"/>
      <text:p text:style-name="P2"/>
      <text:p text:style-name="P2"/>
      <text:p text:style-name="P2">Ha realizado la formación y superado todas la pruebas exigidas. Siendo por lo tanto </text:p>
      <text:p text:style-name="P2"/>
      <text:p text:style-name="P2"/>
      <text:p text:style-name="P3">DIPLOMADO EN SISTEMAS MICROINFORMÁTICOS Y REDES</text:p>
      <text:p text:style-name="P3"/>
      <text:p text:style-name="P2">Islas Baleares, España, Mahón, 11/11/2022</text:p>
      <text:p text:style-name="P5"><text:tab/><text:tab/><text:tab/><text:tab/><text:tab/><text:tab/><text:tab/>Joan Carreras <text:tab/><text:tab/><text:tab/><text:tab/><text:tab/><text:tab/><text:tab/><text:tab/>Raquel Taltavu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08:56:56.096000000</meta:creation-date>
    <dc:date>2022-11-25T08:46:48.413452467</dc:date>
    <meta:editing-duration>PT33M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8" meta:word-count="41" meta:character-count="294" meta:non-whitespace-character-count="245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</office:font-face-decls>
  <office:automatic-styles/>
  <office:body>
    <office:database>
      <db:data-source>
        <db:connection-data>
          <db:database-description>
            <db:file-based-database xlink:href="../../../../../Sin%20título%201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Hoja1"/>
      </db:table-representations>
    </office:database>
  </office:body>
</office:document-content>
</file>